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4.6cm" svg:y="6.6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0.4cm" svg:x="1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7cm" svg:height="0.887cm" svg:x="2cm" svg:y="6.609cm">
          <draw:text-box>
            <text:p><text:span text:style-name="T1">OpenMP (none)</text:span></text:p>
          </draw:text-box>
        </draw:frame>
        <draw:frame draw:style-name="gr3" draw:text-style-name="P2" draw:layer="layout" svg:width="3cm" svg:height="0.887cm" svg:x="4.8cm" svg:y="6.596cm">
          <draw:text-box>
            <text:p><text:span text:style-name="T1">OpenMP (compact)</text:span></text:p>
          </draw:text-box>
        </draw:frame>
        <draw:custom-shape draw:style-name="gr4" draw:text-style-name="P1" draw:layer="layout" svg:width="0.4cm" svg:height="0.4cm" svg:x="7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1cm" svg:height="0.887cm" svg:x="8cm" svg:y="6.596cm">
          <draw:text-box>
            <text:p><text:span text:style-name="T1">OpenMP (scatter)</text:span></text:p>
          </draw:text-box>
        </draw:frame>
        <draw:custom-shape draw:style-name="gr5" draw:text-style-name="P1" draw:layer="layout" svg:width="0.4cm" svg:height="0.4cm" svg:x="10.8cm" svg:y="6.6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cm" svg:height="0.887cm" svg:x="11cm" svg:y="6.609cm">
          <draw:text-box>
            <text:p><text:span text:style-name="T1">OpenMP (balanced)</text:span></text:p>
          </draw:text-box>
        </draw:frame>
        <draw:custom-shape draw:style-name="gr6" draw:text-style-name="P1" draw:layer="layout" svg:width="0.4cm" svg:height="0.4cm" svg:x="14.1cm" svg:y="6.696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cm" svg:height="1.205cm" svg:x="14.3cm" svg:y="6.596cm">
          <draw:text-box>
            <text:p><text:span text:style-name="T1">Cilk Plus</text:span></text:p>
          </draw:text-box>
        </draw:frame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6:55:58.812897788</dc:date>
    <meta:editing-duration>PT43M50S</meta:editing-duration>
    <meta:editing-cycles>17</meta:editing-cycles>
    <meta:generator>LibreOffice/4.1.5.3$Linux_X86_64 LibreOffice_project/410m0$Build-3</meta:generator>
    <meta:document-statistic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8cm" svg:width="6.98cm" svg:height="5.274cm">
          <chartooo:coordinate-region svg:x="1.839cm" svg:y="0.279cm" svg:width="6.198cm" svg:height="4.598cm"/>
          <chart:axis chart:dimension="x" chart:name="primary-x" chart:style-name="ch3" chartooo:axis-type="auto">
            <chartooo:date-scale/>
            <chart:title svg:x="4.545cm" svg:y="5.446cm" chart:style-name="ch4">
              <text:p>n</text:p>
            </chart:title>
            <chart:categories table:cell-range-address="local-table.$A$2:.$A$13"/>
          </chart:axis>
          <chart:axis chart:dimension="y" chart:name="primary-y" chart:style-name="ch5">
            <chart:title svg:x="0.533cm" svg:y="3.679cm" chart:style-name="ch6">
              <text:p>nqueens n 32</text:p>
            </chart:title>
          </chart:axis>
          <chart:series chart:style-name="ch7" chart:values-cell-range-address="local-table.$B$2:.$B$13" chart:label-cell-address="local-table.$B$1" chart:class="chart:line">
            <chart:data-point chart:repeated="12"/>
          </chart:series>
          <chart:series chart:style-name="ch8" chart:values-cell-range-address="local-table.$C$2:.$C$13" chart:label-cell-address="local-table.$C$1" chart:class="chart:line">
            <chart:data-point chart:repeated="12"/>
          </chart:series>
          <chart:series chart:style-name="ch9" chart:values-cell-range-address="local-table.$D$2:.$D$13" chart:label-cell-address="local-table.$D$1" chart:class="chart:line">
            <chart:data-point chart:repeated="12"/>
          </chart:series>
          <chart:series chart:style-name="ch10" chart:values-cell-range-address="local-table.$E$2:.$E$13" chart:label-cell-address="local-table.$E$1" chart:class="chart:line">
            <chart:data-point chart:repeated="12"/>
          </chart:series>
          <chart:series chart:style-name="ch11" chart:values-cell-range-address="local-table.$F$2:.$F$13" chart:label-cell-address="local-table.$F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queens_omp_none</text:p>
              </table:table-cell>
              <table:table-cell office:value-type="string">
                <text:p>nqueens_omp_compact</text:p>
              </table:table-cell>
              <table:table-cell office:value-type="string">
                <text:p>nqueens_omp_scatter</text:p>
              </table:table-cell>
              <table:table-cell office:value-type="string">
                <text:p>nqueens_omp_balanced</text:p>
              </table:table-cell>
              <table:table-cell office:value-type="string">
                <text:p>nqueens_omp_cilk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0.0000207327333927336">
                <text:p>0.0000207327333927336</text:p>
              </table:table-cell>
              <table:table-cell office:value-type="float" office:value="0.0000444587689152849">
                <text:p>0.0000444587689152849</text:p>
              </table:table-cell>
              <table:table-cell office:value-type="float" office:value="0.0000435071016815624">
                <text:p>0.0000435071016815624</text:p>
              </table:table-cell>
              <table:table-cell office:value-type="float" office:value="0.000044395426501631">
                <text:p>0.000044395426501631</text:p>
              </table:table-cell>
              <table:table-cell office:value-type="float" office:value="0.0000608789037934117">
                <text:p>0.00006087890379341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0474448178775995">
                <text:p>0.0000474448178775995</text:p>
              </table:table-cell>
              <table:table-cell office:value-type="float" office:value="0.000086985199093236">
                <text:p>0.000086985199093236</text:p>
              </table:table-cell>
              <table:table-cell office:value-type="float" office:value="0.0000869939220910806">
                <text:p>0.0000869939220910806</text:p>
              </table:table-cell>
              <table:table-cell office:value-type="float" office:value="0.0000836194447514852">
                <text:p>0.0000836194447514852</text:p>
              </table:table-cell>
              <table:table-cell office:value-type="float" office:value="0.000122069793706161">
                <text:p>0.0001220697937061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0564820107852968">
                <text:p>0.0000564820107852968</text:p>
              </table:table-cell>
              <table:table-cell office:value-type="float" office:value="0.000132341752877078">
                <text:p>0.000132341752877078</text:p>
              </table:table-cell>
              <table:table-cell office:value-type="float" office:value="0.000137287026949491">
                <text:p>0.000137287026949491</text:p>
              </table:table-cell>
              <table:table-cell office:value-type="float" office:value="0.000134330737975227">
                <text:p>0.000134330737975227</text:p>
              </table:table-cell>
              <table:table-cell office:value-type="float" office:value="0.000186109653689843">
                <text:p>0.0001861096536898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14872234098226">
                <text:p>0.00014872234098226</text:p>
              </table:table-cell>
              <table:table-cell office:value-type="float" office:value="0.000186797999634381">
                <text:p>0.000186797999634381</text:p>
              </table:table-cell>
              <table:table-cell office:value-type="float" office:value="0.000178305667018428">
                <text:p>0.000178305667018428</text:p>
              </table:table-cell>
              <table:table-cell office:value-type="float" office:value="0.000206883430865807">
                <text:p>0.000206883430865807</text:p>
              </table:table-cell>
              <table:table-cell office:value-type="float" office:value="0.000332391347276619">
                <text:p>0.00033239134727661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573735589855304">
                <text:p>0.000573735589855304</text:p>
              </table:table-cell>
              <table:table-cell office:value-type="float" office:value="0.000999684353853429">
                <text:p>0.000999684353853429</text:p>
              </table:table-cell>
              <table:table-cell office:value-type="float" office:value="0.00107732095496751">
                <text:p>0.00107732095496751</text:p>
              </table:table-cell>
              <table:table-cell office:value-type="float" office:value="0.00106981057396337">
                <text:p>0.00106981057396337</text:p>
              </table:table-cell>
              <table:table-cell office:value-type="float" office:value="0.0018049760622935">
                <text:p>0.001804976062293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922432939664624">
                <text:p>0.000922432939664624</text:p>
              </table:table-cell>
              <table:table-cell office:value-type="float" office:value="0.00198903692381044">
                <text:p>0.00198903692381044</text:p>
              </table:table-cell>
              <table:table-cell office:value-type="float" office:value="0.00197706515302954">
                <text:p>0.00197706515302954</text:p>
              </table:table-cell>
              <table:table-cell office:value-type="float" office:value="0.0021753385623552">
                <text:p>0.0021753385623552</text:p>
              </table:table-cell>
              <table:table-cell office:value-type="float" office:value="0.00319112528508803">
                <text:p>0.0031911252850880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352905133838763">
                <text:p>0.00352905133838763</text:p>
              </table:table-cell>
              <table:table-cell office:value-type="float" office:value="0.00763201257897718">
                <text:p>0.00763201257897718</text:p>
              </table:table-cell>
              <table:table-cell office:value-type="float" office:value="0.00832987156092099">
                <text:p>0.00832987156092099</text:p>
              </table:table-cell>
              <table:table-cell office:value-type="float" office:value="0.00824968243740453">
                <text:p>0.00824968243740453</text:p>
              </table:table-cell>
              <table:table-cell office:value-type="float" office:value="0.0116190729416948">
                <text:p>0.011619072941694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163196970298604">
                <text:p>0.0163196970298604</text:p>
              </table:table-cell>
              <table:table-cell office:value-type="float" office:value="0.0313474676681385">
                <text:p>0.0313474676681385</text:p>
              </table:table-cell>
              <table:table-cell office:value-type="float" office:value="0.033065747938716">
                <text:p>0.033065747938716</text:p>
              </table:table-cell>
              <table:table-cell office:value-type="float" office:value="0.0348125898154722">
                <text:p>0.0348125898154722</text:p>
              </table:table-cell>
              <table:table-cell office:value-type="float" office:value="0.0355523062796167">
                <text:p>0.03555230627961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14570479481178">
                <text:p>0.0614570479481178</text:p>
              </table:table-cell>
              <table:table-cell office:value-type="float" office:value="0.0843865064544266">
                <text:p>0.0843865064544266</text:p>
              </table:table-cell>
              <table:table-cell office:value-type="float" office:value="0.0933184027925759">
                <text:p>0.0933184027925759</text:p>
              </table:table-cell>
              <table:table-cell office:value-type="float" office:value="0.102150865184095">
                <text:p>0.102150865184095</text:p>
              </table:table-cell>
              <table:table-cell office:value-type="float" office:value="0.105704776765164">
                <text:p>0.1057047767651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01687414560387">
                <text:p>0.201687414560387</text:p>
              </table:table-cell>
              <table:table-cell office:value-type="float" office:value="0.157722745562398">
                <text:p>0.157722745562398</text:p>
              </table:table-cell>
              <table:table-cell office:value-type="float" office:value="0.259056633270608">
                <text:p>0.259056633270608</text:p>
              </table:table-cell>
              <table:table-cell office:value-type="float" office:value="0.253526443666144">
                <text:p>0.253526443666144</text:p>
              </table:table-cell>
              <table:table-cell office:value-type="float" office:value="0.27791656580052">
                <text:p>0.2779165658005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181748799709597">
                <text:p>0.181748799709597</text:p>
              </table:table-cell>
              <table:table-cell office:value-type="float" office:value="0.080604865612079">
                <text:p>0.080604865612079</text:p>
              </table:table-cell>
              <table:table-cell office:value-type="float" office:value="0.211465060992631">
                <text:p>0.211465060992631</text:p>
              </table:table-cell>
              <table:table-cell office:value-type="float" office:value="0.207568014175543">
                <text:p>0.207568014175543</text:p>
              </table:table-cell>
              <table:table-cell office:value-type="float" office:value="0.494475586981657">
                <text:p>0.4944755869816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194697658523316">
                <text:p>0.194697658523316</text:p>
              </table:table-cell>
              <table:table-cell office:value-type="float" office:value="0.0741313509129083">
                <text:p>0.0741313509129083</text:p>
              </table:table-cell>
              <table:table-cell office:value-type="float" office:value="0.200455208754014">
                <text:p>0.200455208754014</text:p>
              </table:table-cell>
              <table:table-cell office:value-type="float" office:value="0.19850693497707">
                <text:p>0.19850693497707</text:p>
              </table:table-cell>
              <table:table-cell office:value-type="float" office:value="0.550203004745498">
                <text:p>0.550203004745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191cm" svg:y="0.118cm" svg:width="6.981cm" svg:height="5.275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736cm" svg:y="5.485cm" chart:style-name="ch4">
              <text:p>t</text:p>
            </chart:title>
            <chart:categories table:cell-range-address="local-table.$B$1:.$AG$1"/>
          </chart:axis>
          <chart:axis chart:dimension="y" chart:name="primary-y" chart:style-name="ch5">
            <chart:title svg:x="0.533cm" svg:y="3.64cm" chart:style-name="ch6">
              <text:p>nqueens 13 t</text:p>
            </chart:title>
          </chart:axis>
          <chart:series chart:style-name="ch7" chart:values-cell-range-address="local-table.$B$2:.$AG$2" chart:label-cell-address="local-table.$A$2" chart:class="chart:line">
            <chart:data-point chart:repeated="32"/>
          </chart:series>
          <chart:series chart:style-name="ch8" chart:values-cell-range-address="local-table.$B$3:.$AG$3" chart:label-cell-address="local-table.$A$3" chart:class="chart:line">
            <chart:data-point chart:repeated="32"/>
          </chart:series>
          <chart:series chart:style-name="ch9" chart:values-cell-range-address="local-table.$B$4:.$AG$4" chart:label-cell-address="local-table.$A$4" chart:class="chart:line">
            <chart:data-point chart:repeated="32"/>
          </chart:series>
          <chart:series chart:style-name="ch10" chart:values-cell-range-address="local-table.$B$5:.$AG$5" chart:label-cell-address="local-table.$A$5" chart:class="chart:line">
            <chart:data-point chart:repeated="32"/>
          </chart:series>
          <chart:series chart:style-name="ch11" chart:values-cell-range-address="local-table.$B$6:.$AG$6" chart:label-cell-address="local-table.$A$6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nqueens_omp_none</text:p>
              </table:table-cell>
              <table:table-cell office:value-type="float" office:value="0.0274742861148075">
                <text:p>0.0274742861148075</text:p>
              </table:table-cell>
              <table:table-cell office:value-type="float" office:value="0.0126666503811727">
                <text:p>0.0126666503811727</text:p>
              </table:table-cell>
              <table:table-cell office:value-type="float" office:value="0.0190589070146854">
                <text:p>0.0190589070146854</text:p>
              </table:table-cell>
              <table:table-cell office:value-type="float" office:value="0.0256626239903685">
                <text:p>0.0256626239903685</text:p>
              </table:table-cell>
              <table:table-cell office:value-type="float" office:value="0.0317289496538084">
                <text:p>0.0317289496538084</text:p>
              </table:table-cell>
              <table:table-cell office:value-type="float" office:value="0.0362117794692824">
                <text:p>0.0362117794692824</text:p>
              </table:table-cell>
              <table:table-cell office:value-type="float" office:value="0.0444306567433392">
                <text:p>0.0444306567433392</text:p>
              </table:table-cell>
              <table:table-cell office:value-type="float" office:value="0.0494798677252174">
                <text:p>0.0494798677252174</text:p>
              </table:table-cell>
              <table:table-cell office:value-type="float" office:value="0.0562651076517262">
                <text:p>0.0562651076517262</text:p>
              </table:table-cell>
              <table:table-cell office:value-type="float" office:value="0.0613505107780534">
                <text:p>0.0613505107780534</text:p>
              </table:table-cell>
              <table:table-cell office:value-type="float" office:value="0.0659642655228736">
                <text:p>0.0659642655228736</text:p>
              </table:table-cell>
              <table:table-cell office:value-type="float" office:value="0.0739645597623726">
                <text:p>0.0739645597623726</text:p>
              </table:table-cell>
              <table:table-cell office:value-type="float" office:value="0.0815243075897932">
                <text:p>0.0815243075897932</text:p>
              </table:table-cell>
              <table:table-cell office:value-type="float" office:value="0.0847150696860347">
                <text:p>0.0847150696860347</text:p>
              </table:table-cell>
              <table:table-cell office:value-type="float" office:value="0.0933651627734138">
                <text:p>0.0933651627734138</text:p>
              </table:table-cell>
              <table:table-cell office:value-type="float" office:value="0.0987178026223459">
                <text:p>0.0987178026223459</text:p>
              </table:table-cell>
              <table:table-cell office:value-type="float" office:value="0.104091693791475">
                <text:p>0.104091693791475</text:p>
              </table:table-cell>
              <table:table-cell office:value-type="float" office:value="0.112356684489412">
                <text:p>0.112356684489412</text:p>
              </table:table-cell>
              <table:table-cell office:value-type="float" office:value="0.118789042111532">
                <text:p>0.118789042111532</text:p>
              </table:table-cell>
              <table:table-cell office:value-type="float" office:value="0.123397002718459">
                <text:p>0.123397002718459</text:p>
              </table:table-cell>
              <table:table-cell office:value-type="float" office:value="0.126574961316887">
                <text:p>0.126574961316887</text:p>
              </table:table-cell>
              <table:table-cell office:value-type="float" office:value="0.135218204998327">
                <text:p>0.135218204998327</text:p>
              </table:table-cell>
              <table:table-cell office:value-type="float" office:value="0.138598445688752">
                <text:p>0.138598445688752</text:p>
              </table:table-cell>
              <table:table-cell office:value-type="float" office:value="0.143794036232327">
                <text:p>0.143794036232327</text:p>
              </table:table-cell>
              <table:table-cell office:value-type="float" office:value="0.150931514210492">
                <text:p>0.150931514210492</text:p>
              </table:table-cell>
              <table:table-cell office:value-type="float" office:value="0.160058305917618">
                <text:p>0.160058305917618</text:p>
              </table:table-cell>
              <table:table-cell office:value-type="float" office:value="0.161719872497289">
                <text:p>0.161719872497289</text:p>
              </table:table-cell>
              <table:table-cell office:value-type="float" office:value="0.169057584828429">
                <text:p>0.169057584828429</text:p>
              </table:table-cell>
              <table:table-cell office:value-type="float" office:value="0.175837948020557">
                <text:p>0.175837948020557</text:p>
              </table:table-cell>
              <table:table-cell office:value-type="float" office:value="0.176465834859249">
                <text:p>0.176465834859249</text:p>
              </table:table-cell>
              <table:table-cell office:value-type="float" office:value="0.182805093484008">
                <text:p>0.182805093484008</text:p>
              </table:table-cell>
              <table:table-cell office:value-type="float" office:value="0.194697658523316">
                <text:p>0.194697658523316</text:p>
              </table:table-cell>
            </table:table-row>
            <table:table-row>
              <table:table-cell office:value-type="string">
                <text:p>nqueens_omp_compact</text:p>
              </table:table-cell>
              <table:table-cell office:value-type="float" office:value="0.0277459250903503">
                <text:p>0.0277459250903503</text:p>
              </table:table-cell>
              <table:table-cell office:value-type="float" office:value="0.00925109728968377">
                <text:p>0.00925109728968377</text:p>
              </table:table-cell>
              <table:table-cell office:value-type="float" office:value="0.00935327865848688">
                <text:p>0.00935327865848688</text:p>
              </table:table-cell>
              <table:table-cell office:value-type="float" office:value="0.00954912483415597">
                <text:p>0.00954912483415597</text:p>
              </table:table-cell>
              <table:table-cell office:value-type="float" office:value="0.0160999250620191">
                <text:p>0.0160999250620191</text:p>
              </table:table-cell>
              <table:table-cell office:value-type="float" office:value="0.0185090262014942">
                <text:p>0.0185090262014942</text:p>
              </table:table-cell>
              <table:table-cell office:value-type="float" office:value="0.0192678749285608">
                <text:p>0.0192678749285608</text:p>
              </table:table-cell>
              <table:table-cell office:value-type="float" office:value="0.0195412714393378">
                <text:p>0.0195412714393378</text:p>
              </table:table-cell>
              <table:table-cell office:value-type="float" office:value="0.0244903069133918">
                <text:p>0.0244903069133918</text:p>
              </table:table-cell>
              <table:table-cell office:value-type="float" office:value="0.0278512158432211">
                <text:p>0.0278512158432211</text:p>
              </table:table-cell>
              <table:table-cell office:value-type="float" office:value="0.0275225821838526">
                <text:p>0.0275225821838526</text:p>
              </table:table-cell>
              <table:table-cell office:value-type="float" office:value="0.0269340204794441">
                <text:p>0.0269340204794441</text:p>
              </table:table-cell>
              <table:table-cell office:value-type="float" office:value="0.0352455700533855">
                <text:p>0.0352455700533855</text:p>
              </table:table-cell>
              <table:table-cell office:value-type="float" office:value="0.0356719503552874">
                <text:p>0.0356719503552874</text:p>
              </table:table-cell>
              <table:table-cell office:value-type="float" office:value="0.0376305274832002">
                <text:p>0.0376305274832002</text:p>
              </table:table-cell>
              <table:table-cell office:value-type="float" office:value="0.0375945079229849">
                <text:p>0.0375945079229849</text:p>
              </table:table-cell>
              <table:table-cell office:value-type="float" office:value="0.0445514917366051">
                <text:p>0.0445514917366051</text:p>
              </table:table-cell>
              <table:table-cell office:value-type="float" office:value="0.0442855450082419">
                <text:p>0.0442855450082419</text:p>
              </table:table-cell>
              <table:table-cell office:value-type="float" office:value="0.0467803619620112">
                <text:p>0.0467803619620112</text:p>
              </table:table-cell>
              <table:table-cell office:value-type="float" office:value="0.0483961948148774">
                <text:p>0.0483961948148774</text:p>
              </table:table-cell>
              <table:table-cell office:value-type="float" office:value="0.0543912092204639">
                <text:p>0.0543912092204639</text:p>
              </table:table-cell>
              <table:table-cell office:value-type="float" office:value="0.0547950574724003">
                <text:p>0.0547950574724003</text:p>
              </table:table-cell>
              <table:table-cell office:value-type="float" office:value="0.0576005386679221">
                <text:p>0.0576005386679221</text:p>
              </table:table-cell>
              <table:table-cell office:value-type="float" office:value="0.0559724917683203">
                <text:p>0.0559724917683203</text:p>
              </table:table-cell>
              <table:table-cell office:value-type="float" office:value="0.062159689520373">
                <text:p>0.062159689520373</text:p>
              </table:table-cell>
              <table:table-cell office:value-type="float" office:value="0.065323510342097">
                <text:p>0.065323510342097</text:p>
              </table:table-cell>
              <table:table-cell office:value-type="float" office:value="0.0672194492910787">
                <text:p>0.0672194492910787</text:p>
              </table:table-cell>
              <table:table-cell office:value-type="float" office:value="0.0639999240689954">
                <text:p>0.0639999240689954</text:p>
              </table:table-cell>
              <table:table-cell office:value-type="float" office:value="0.0734486446551494">
                <text:p>0.0734486446551494</text:p>
              </table:table-cell>
              <table:table-cell office:value-type="float" office:value="0.075546797792639">
                <text:p>0.075546797792639</text:p>
              </table:table-cell>
              <table:table-cell office:value-type="float" office:value="0.0759123991614948">
                <text:p>0.0759123991614948</text:p>
              </table:table-cell>
              <table:table-cell office:value-type="float" office:value="0.0741313509129083">
                <text:p>0.0741313509129083</text:p>
              </table:table-cell>
            </table:table-row>
            <table:table-row>
              <table:table-cell office:value-type="string">
                <text:p>nqueens_omp_scatter</text:p>
              </table:table-cell>
              <table:table-cell office:value-type="float" office:value="0.0277448509659854">
                <text:p>0.0277448509659854</text:p>
              </table:table-cell>
              <table:table-cell office:value-type="float" office:value="0.0125709685293988">
                <text:p>0.0125709685293988</text:p>
              </table:table-cell>
              <table:table-cell office:value-type="float" office:value="0.0190260135619757">
                <text:p>0.0190260135619757</text:p>
              </table:table-cell>
              <table:table-cell office:value-type="float" office:value="0.0234722433871603">
                <text:p>0.0234722433871603</text:p>
              </table:table-cell>
              <table:table-cell office:value-type="float" office:value="0.0307808012955319">
                <text:p>0.0307808012955319</text:p>
              </table:table-cell>
              <table:table-cell office:value-type="float" office:value="0.0363506114331393">
                <text:p>0.0363506114331393</text:p>
              </table:table-cell>
              <table:table-cell office:value-type="float" office:value="0.0442179862667494">
                <text:p>0.0442179862667494</text:p>
              </table:table-cell>
              <table:table-cell office:value-type="float" office:value="0.049123267065217">
                <text:p>0.049123267065217</text:p>
              </table:table-cell>
              <table:table-cell office:value-type="float" office:value="0.055897794916625">
                <text:p>0.055897794916625</text:p>
              </table:table-cell>
              <table:table-cell office:value-type="float" office:value="0.0624709359603484">
                <text:p>0.0624709359603484</text:p>
              </table:table-cell>
              <table:table-cell office:value-type="float" office:value="0.0693026352672386">
                <text:p>0.0693026352672386</text:p>
              </table:table-cell>
              <table:table-cell office:value-type="float" office:value="0.075703144697094">
                <text:p>0.075703144697094</text:p>
              </table:table-cell>
              <table:table-cell office:value-type="float" office:value="0.0820791509819461">
                <text:p>0.0820791509819461</text:p>
              </table:table-cell>
              <table:table-cell office:value-type="float" office:value="0.0852643849694461">
                <text:p>0.0852643849694461</text:p>
              </table:table-cell>
              <table:table-cell office:value-type="float" office:value="0.0932649686516933">
                <text:p>0.0932649686516933</text:p>
              </table:table-cell>
              <table:table-cell office:value-type="float" office:value="0.0988705687546536">
                <text:p>0.0988705687546536</text:p>
              </table:table-cell>
              <table:table-cell office:value-type="float" office:value="0.0988841299315613">
                <text:p>0.0988841299315613</text:p>
              </table:table-cell>
              <table:table-cell office:value-type="float" office:value="0.112167866061401">
                <text:p>0.112167866061401</text:p>
              </table:table-cell>
              <table:table-cell office:value-type="float" office:value="0.113664062086272">
                <text:p>0.113664062086272</text:p>
              </table:table-cell>
              <table:table-cell office:value-type="float" office:value="0.122133242324145">
                <text:p>0.122133242324145</text:p>
              </table:table-cell>
              <table:table-cell office:value-type="float" office:value="0.128960610028546">
                <text:p>0.128960610028546</text:p>
              </table:table-cell>
              <table:table-cell office:value-type="float" office:value="0.136718847297676">
                <text:p>0.136718847297676</text:p>
              </table:table-cell>
              <table:table-cell office:value-type="float" office:value="0.142501655863763">
                <text:p>0.142501655863763</text:p>
              </table:table-cell>
              <table:table-cell office:value-type="float" office:value="0.151982835924968">
                <text:p>0.151982835924968</text:p>
              </table:table-cell>
              <table:table-cell office:value-type="float" office:value="0.152709435770735">
                <text:p>0.152709435770735</text:p>
              </table:table-cell>
              <table:table-cell office:value-type="float" office:value="0.161309266786185">
                <text:p>0.161309266786185</text:p>
              </table:table-cell>
              <table:table-cell office:value-type="float" office:value="0.165601178125231">
                <text:p>0.165601178125231</text:p>
              </table:table-cell>
              <table:table-cell office:value-type="float" office:value="0.170155518183385">
                <text:p>0.170155518183385</text:p>
              </table:table-cell>
              <table:table-cell office:value-type="float" office:value="0.173487596073824">
                <text:p>0.173487596073824</text:p>
              </table:table-cell>
              <table:table-cell office:value-type="float" office:value="0.187164567648116">
                <text:p>0.187164567648116</text:p>
              </table:table-cell>
              <table:table-cell office:value-type="float" office:value="0.189304557454758">
                <text:p>0.189304557454758</text:p>
              </table:table-cell>
              <table:table-cell office:value-type="float" office:value="0.200455208754014">
                <text:p>0.200455208754014</text:p>
              </table:table-cell>
            </table:table-row>
            <table:table-row>
              <table:table-cell office:value-type="string">
                <text:p>nqueens_omp_balanced</text:p>
              </table:table-cell>
              <table:table-cell office:value-type="float" office:value="0.0277256076618201">
                <text:p>0.0277256076618201</text:p>
              </table:table-cell>
              <table:table-cell office:value-type="float" office:value="0.0124098026944033">
                <text:p>0.0124098026944033</text:p>
              </table:table-cell>
              <table:table-cell office:value-type="float" office:value="0.0188127400157482">
                <text:p>0.0188127400157482</text:p>
              </table:table-cell>
              <table:table-cell office:value-type="float" office:value="0.0247195767074616">
                <text:p>0.0247195767074616</text:p>
              </table:table-cell>
              <table:table-cell office:value-type="float" office:value="0.0311379809724681">
                <text:p>0.0311379809724681</text:p>
              </table:table-cell>
              <table:table-cell office:value-type="float" office:value="0.0369531084052978">
                <text:p>0.0369531084052978</text:p>
              </table:table-cell>
              <table:table-cell office:value-type="float" office:value="0.0436047834234849">
                <text:p>0.0436047834234849</text:p>
              </table:table-cell>
              <table:table-cell office:value-type="float" office:value="0.0499039678232969">
                <text:p>0.0499039678232969</text:p>
              </table:table-cell>
              <table:table-cell office:value-type="float" office:value="0.0557735877848329">
                <text:p>0.0557735877848329</text:p>
              </table:table-cell>
              <table:table-cell office:value-type="float" office:value="0.0633922825233156">
                <text:p>0.0633922825233156</text:p>
              </table:table-cell>
              <table:table-cell office:value-type="float" office:value="0.0699201119877594">
                <text:p>0.0699201119877594</text:p>
              </table:table-cell>
              <table:table-cell office:value-type="float" office:value="0.0742827011325992">
                <text:p>0.0742827011325992</text:p>
              </table:table-cell>
              <table:table-cell office:value-type="float" office:value="0.0819504810568146">
                <text:p>0.0819504810568146</text:p>
              </table:table-cell>
              <table:table-cell office:value-type="float" office:value="0.0875226027893524">
                <text:p>0.0875226027893524</text:p>
              </table:table-cell>
              <table:table-cell office:value-type="float" office:value="0.0948219724614086">
                <text:p>0.0948219724614086</text:p>
              </table:table-cell>
              <table:table-cell office:value-type="float" office:value="0.0988685459240959">
                <text:p>0.0988685459240959</text:p>
              </table:table-cell>
              <table:table-cell office:value-type="float" office:value="0.101017751577322">
                <text:p>0.101017751577322</text:p>
              </table:table-cell>
              <table:table-cell office:value-type="float" office:value="0.114178532041812">
                <text:p>0.114178532041812</text:p>
              </table:table-cell>
              <table:table-cell office:value-type="float" office:value="0.118113302001491">
                <text:p>0.118113302001491</text:p>
              </table:table-cell>
              <table:table-cell office:value-type="float" office:value="0.121809325261831">
                <text:p>0.121809325261831</text:p>
              </table:table-cell>
              <table:table-cell office:value-type="float" office:value="0.128895139176926">
                <text:p>0.128895139176926</text:p>
              </table:table-cell>
              <table:table-cell office:value-type="float" office:value="0.13728421225658">
                <text:p>0.13728421225658</text:p>
              </table:table-cell>
              <table:table-cell office:value-type="float" office:value="0.140003662321399">
                <text:p>0.140003662321399</text:p>
              </table:table-cell>
              <table:table-cell office:value-type="float" office:value="0.153966324417134">
                <text:p>0.153966324417134</text:p>
              </table:table-cell>
              <table:table-cell office:value-type="float" office:value="0.158725724795639">
                <text:p>0.158725724795639</text:p>
              </table:table-cell>
              <table:table-cell office:value-type="float" office:value="0.159691782631935">
                <text:p>0.159691782631935</text:p>
              </table:table-cell>
              <table:table-cell office:value-type="float" office:value="0.163545910077779">
                <text:p>0.163545910077779</text:p>
              </table:table-cell>
              <table:table-cell office:value-type="float" office:value="0.170460658976767">
                <text:p>0.170460658976767</text:p>
              </table:table-cell>
              <table:table-cell office:value-type="float" office:value="0.179002764201317">
                <text:p>0.179002764201317</text:p>
              </table:table-cell>
              <table:table-cell office:value-type="float" office:value="0.181507605523706">
                <text:p>0.181507605523706</text:p>
              </table:table-cell>
              <table:table-cell office:value-type="float" office:value="0.19466342487788">
                <text:p>0.19466342487788</text:p>
              </table:table-cell>
              <table:table-cell office:value-type="float" office:value="0.19850693497707">
                <text:p>0.19850693497707</text:p>
              </table:table-cell>
            </table:table-row>
            <table:table-row>
              <table:table-cell office:value-type="string">
                <text:p>nqueens_omp_cilk</text:p>
              </table:table-cell>
              <table:table-cell office:value-type="float" office:value="0.024466819001787">
                <text:p>0.024466819001787</text:p>
              </table:table-cell>
              <table:table-cell office:value-type="float" office:value="0.0333898495349072">
                <text:p>0.0333898495349072</text:p>
              </table:table-cell>
              <table:table-cell office:value-type="float" office:value="0.054260800773923">
                <text:p>0.054260800773923</text:p>
              </table:table-cell>
              <table:table-cell office:value-type="float" office:value="0.0718767319159852">
                <text:p>0.0718767319159852</text:p>
              </table:table-cell>
              <table:table-cell office:value-type="float" office:value="0.0894864253487813">
                <text:p>0.0894864253487813</text:p>
              </table:table-cell>
              <table:table-cell office:value-type="float" office:value="0.107661652476986">
                <text:p>0.107661652476986</text:p>
              </table:table-cell>
              <table:table-cell office:value-type="float" office:value="0.124408389503403">
                <text:p>0.124408389503403</text:p>
              </table:table-cell>
              <table:table-cell office:value-type="float" office:value="0.143597435617906">
                <text:p>0.143597435617906</text:p>
              </table:table-cell>
              <table:table-cell office:value-type="float" office:value="0.160694923549296">
                <text:p>0.160694923549296</text:p>
              </table:table-cell>
              <table:table-cell office:value-type="float" office:value="0.178463746181612">
                <text:p>0.178463746181612</text:p>
              </table:table-cell>
              <table:table-cell office:value-type="float" office:value="0.195059219192905">
                <text:p>0.195059219192905</text:p>
              </table:table-cell>
              <table:table-cell office:value-type="float" office:value="0.210412520630136">
                <text:p>0.210412520630136</text:p>
              </table:table-cell>
              <table:table-cell office:value-type="float" office:value="0.229274340779758">
                <text:p>0.229274340779758</text:p>
              </table:table-cell>
              <table:table-cell office:value-type="float" office:value="0.246742587994719">
                <text:p>0.246742587994719</text:p>
              </table:table-cell>
              <table:table-cell office:value-type="float" office:value="0.261891178715104">
                <text:p>0.261891178715104</text:p>
              </table:table-cell>
              <table:table-cell office:value-type="float" office:value="0.280923965719294">
                <text:p>0.280923965719294</text:p>
              </table:table-cell>
              <table:table-cell office:value-type="float" office:value="0.299468085074696">
                <text:p>0.299468085074696</text:p>
              </table:table-cell>
              <table:table-cell office:value-type="float" office:value="0.320424426641567">
                <text:p>0.320424426641567</text:p>
              </table:table-cell>
              <table:table-cell office:value-type="float" office:value="0.334169231124587">
                <text:p>0.334169231124587</text:p>
              </table:table-cell>
              <table:table-cell office:value-type="float" office:value="0.353467661274224">
                <text:p>0.353467661274224</text:p>
              </table:table-cell>
              <table:table-cell office:value-type="float" office:value="0.36627896981254">
                <text:p>0.36627896981254</text:p>
              </table:table-cell>
              <table:table-cell office:value-type="float" office:value="0.383839067939716">
                <text:p>0.383839067939716</text:p>
              </table:table-cell>
              <table:table-cell office:value-type="float" office:value="0.402001205313875">
                <text:p>0.402001205313875</text:p>
              </table:table-cell>
              <table:table-cell office:value-type="float" office:value="0.420359747291875">
                <text:p>0.420359747291875</text:p>
              </table:table-cell>
              <table:table-cell office:value-type="float" office:value="0.43670325300125">
                <text:p>0.43670325300125</text:p>
              </table:table-cell>
              <table:table-cell office:value-type="float" office:value="0.452221289395288">
                <text:p>0.452221289395288</text:p>
              </table:table-cell>
              <table:table-cell office:value-type="float" office:value="0.468563394013324">
                <text:p>0.468563394013324</text:p>
              </table:table-cell>
              <table:table-cell office:value-type="float" office:value="0.488041779588324">
                <text:p>0.488041779588324</text:p>
              </table:table-cell>
              <table:table-cell office:value-type="float" office:value="0.504163579332703">
                <text:p>0.504163579332703</text:p>
              </table:table-cell>
              <table:table-cell office:value-type="float" office:value="0.522407698928808">
                <text:p>0.522407698928808</text:p>
              </table:table-cell>
              <table:table-cell office:value-type="float" office:value="0.531585628821358">
                <text:p>0.531585628821358</text:p>
              </table:table-cell>
              <table:table-cell office:value-type="float" office:value="0.550203004745498">
                <text:p>0.5502030047454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